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2eaf1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d2eaf1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2eaf1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ar" style:country-asian="SA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ar" style:country-asian="SA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231.86mm" svg:y="21.42mm">
            <draw:object draw:notify-on-update-of-ranges="Hoja1.C6:Hoja1.C16 Hoja1.D5:Hoja1.D5 Hoja1.D6:Hoja1.D16 Hoja1.E5:Hoja1.E5 Hoja1.E6:Hoja1.E16 Hoja1.F5:Hoja1.F5 Hoja1.F6:Hoja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1.86mm" svg:y="116.71mm">
            <draw:object draw:notify-on-update-of-ranges="Hoja1.C25:Hoja1.C35 Hoja1.D24:Hoja1.D24 Hoja1.D25:Hoja1.D35 Hoja1.E24:Hoja1.E24 Hoja1.E25:Hoja1.E35 Hoja1.F24:Hoja1.F24 Hoja1.F25:Hoja1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2.4mm" svg:height="107.38mm" svg:x="51.99mm" svg:y="181.6mm">
            <draw:object draw:notify-on-update-of-ranges="Hoja1.C5:Hoja1.C5 Hoja1.C6:Hoja1.C16 Hoja1.D5:Hoja1.D5 Hoja1.D6:Hoja1.D16 Hoja1.D24:Hoja1.D24 Hoja1.D25:Hoja1.D35 Hoja1.E24:Hoja1.E24 Hoja1.E25:Hoja1.E35 Hoja1.F24:Hoja1.F24 Hoja1.F25:Hoja1.F35 Hoja1.E5:Hoja1.E5 Hoja1.E6:Hoja1.E16 Hoja1.F5:Hoja1.F5 Hoja1.F6:Hoja1.F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6" office:value-type="string" calcext:value-type="string">
            <text:p>PC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B6]*4" office:value-type="float" office:value="262144" calcext:value-type="float">
            <text:p>262144</text:p>
          </table:table-cell>
          <table:table-cell table:style-name="ce7" office:value-type="float" office:value="0.000183868" calcext:value-type="float">
            <text:p>0,000183868</text:p>
          </table:table-cell>
          <table:table-cell office:value-type="float" office:value="0.000209362" calcext:value-type="float">
            <text:p>0,000209362</text:p>
          </table:table-cell>
          <table:table-cell office:value-type="float" office:value="0.000226991" calcext:value-type="float">
            <text:p>0,000226991</text:p>
          </table:table-cell>
        </table:table-row>
        <table:table-row table:style-name="ro1">
          <table:table-cell/>
          <table:table-cell table:style-name="ce3" office:value-type="float" office:value="131072" calcext:value-type="float">
            <text:p>131072</text:p>
          </table:table-cell>
          <table:table-cell table:style-name="ce5" table:formula="of:=[.B7]*4" office:value-type="float" office:value="524288" calcext:value-type="float">
            <text:p>524288</text:p>
          </table:table-cell>
          <table:table-cell table:style-name="ce8" office:value-type="float" office:value="0.00036879" calcext:value-type="float">
            <text:p>0,00036879</text:p>
          </table:table-cell>
          <table:table-cell table:style-name="ce8" office:value-type="float" office:value="0.000450346" calcext:value-type="float">
            <text:p>0,000450346</text:p>
          </table:table-cell>
          <table:table-cell table:style-name="ce8" office:value-type="float" office:value="0.00040236" calcext:value-type="float">
            <text:p>0,00040236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[.B8]*4" office:value-type="float" office:value="1048576" calcext:value-type="float">
            <text:p>1048576</text:p>
          </table:table-cell>
          <table:table-cell table:style-name="ce7" office:value-type="float" office:value="0.001098819" calcext:value-type="float">
            <text:p>0,001098819</text:p>
          </table:table-cell>
          <table:table-cell office:value-type="float" office:value="0.00082307" calcext:value-type="float">
            <text:p>0,00082307</text:p>
          </table:table-cell>
          <table:table-cell office:value-type="float" office:value="0.000852985" calcext:value-type="float">
            <text:p>0,000852985</text:p>
          </table:table-cell>
        </table:table-row>
        <table:table-row table:style-name="ro1">
          <table:table-cell/>
          <table:table-cell table:style-name="ce3" office:value-type="float" office:value="524288" calcext:value-type="float">
            <text:p>524288</text:p>
          </table:table-cell>
          <table:table-cell table:style-name="ce5" table:formula="of:=[.B9]*4" office:value-type="float" office:value="2097152" calcext:value-type="float">
            <text:p>2097152</text:p>
          </table:table-cell>
          <table:table-cell table:style-name="ce8" office:value-type="string" calcext:value-type="string">
            <text:p>Segmentation fault</text:p>
          </table:table-cell>
          <table:table-cell table:style-name="ce8" office:value-type="float" office:value="0.001982827" calcext:value-type="float">
            <text:p>0,001982827</text:p>
          </table:table-cell>
          <table:table-cell table:style-name="ce8" office:value-type="float" office:value="0.001669821" calcext:value-type="float">
            <text:p>0,001669821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table:formula="of:=[.B10]*4" office:value-type="float" office:value="4194304" calcext:value-type="float">
            <text:p>4194304</text:p>
          </table:table-cell>
          <table:table-cell table:style-name="ce9" office:value-type="string" calcext:value-type="string">
            <text:p>Segmentation fault</text:p>
          </table:table-cell>
          <table:table-cell office:value-type="float" office:value="0.00341371" calcext:value-type="float">
            <text:p>0,00341371</text:p>
          </table:table-cell>
          <table:table-cell office:value-type="float" office:value="0.003473747" calcext:value-type="float">
            <text:p>0,003473747</text:p>
          </table:table-cell>
        </table:table-row>
        <table:table-row table:style-name="ro1">
          <table:table-cell/>
          <table:table-cell table:style-name="ce3" office:value-type="float" office:value="2097152" calcext:value-type="float">
            <text:p>2097152</text:p>
          </table:table-cell>
          <table:table-cell table:style-name="ce5" table:formula="of:=[.B11]*4" office:value-type="float" office:value="8388608" calcext:value-type="float">
            <text:p>8388608</text:p>
          </table:table-cell>
          <table:table-cell table:style-name="ce10" office:value-type="string" calcext:value-type="string">
            <text:p>Segmentation fault</text:p>
          </table:table-cell>
          <table:table-cell table:style-name="ce8" office:value-type="float" office:value="0.006913366" calcext:value-type="float">
            <text:p>0,006913366</text:p>
          </table:table-cell>
          <table:table-cell table:style-name="ce8" office:value-type="float" office:value="0.00693757" calcext:value-type="float">
            <text:p>0,00693757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table:formula="of:=[.B12]*4" office:value-type="float" office:value="16777216" calcext:value-type="float">
            <text:p>16777216</text:p>
          </table:table-cell>
          <table:table-cell table:style-name="ce9" office:value-type="string" calcext:value-type="string">
            <text:p>Segmentation fault</text:p>
          </table:table-cell>
          <table:table-cell office:value-type="float" office:value="0.014329695" calcext:value-type="float">
            <text:p>0,014329695</text:p>
          </table:table-cell>
          <table:table-cell office:value-type="float" office:value="0.014257481" calcext:value-type="float">
            <text:p>0,014257481</text:p>
          </table:table-cell>
        </table:table-row>
        <table:table-row table:style-name="ro1">
          <table:table-cell/>
          <table:table-cell table:style-name="ce3" office:value-type="float" office:value="8388608" calcext:value-type="float">
            <text:p>8388608</text:p>
          </table:table-cell>
          <table:table-cell table:style-name="ce5" table:formula="of:=[.B13]*4" office:value-type="float" office:value="33554432" calcext:value-type="float">
            <text:p>33554432</text:p>
          </table:table-cell>
          <table:table-cell table:style-name="ce10" office:value-type="string" calcext:value-type="string">
            <text:p>Segmentation fault</text:p>
          </table:table-cell>
          <table:table-cell table:style-name="ce8" office:value-type="float" office:value="0.026739439" calcext:value-type="float">
            <text:p>0,026739439</text:p>
          </table:table-cell>
          <table:table-cell table:style-name="ce8" office:value-type="float" office:value="0.028314613" calcext:value-type="float">
            <text:p>0,028314613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table:formula="of:=[.B14]*4" office:value-type="float" office:value="67108864" calcext:value-type="float">
            <text:p>67108864</text:p>
          </table:table-cell>
          <table:table-cell table:style-name="ce9" office:value-type="string" calcext:value-type="string">
            <text:p>Segmentation fault</text:p>
          </table:table-cell>
          <table:table-cell office:value-type="float" office:value="0.053540797" calcext:value-type="float">
            <text:p>0,053540797</text:p>
          </table:table-cell>
          <table:table-cell office:value-type="float" office:value="0.057988635" calcext:value-type="float">
            <text:p>0,057988635</text:p>
          </table:table-cell>
        </table:table-row>
        <table:table-row table:style-name="ro1">
          <table:table-cell/>
          <table:table-cell table:style-name="ce3" office:value-type="float" office:value="33554432" calcext:value-type="float">
            <text:p>33554432</text:p>
          </table:table-cell>
          <table:table-cell table:style-name="ce5" table:formula="of:=[.B15]*4" office:value-type="float" office:value="134217728" calcext:value-type="float">
            <text:p>134217728</text:p>
          </table:table-cell>
          <table:table-cell table:style-name="ce10" office:value-type="string" calcext:value-type="string">
            <text:p>Segmentation fault</text:p>
          </table:table-cell>
          <table:table-cell table:style-name="ce8" office:value-type="float" office:value="0.110150686" calcext:value-type="float">
            <text:p>0,110150686</text:p>
          </table:table-cell>
          <table:table-cell table:style-name="ce8" office:value-type="float" office:value="0.111235242" calcext:value-type="float">
            <text:p>0,111235242</text:p>
          </table:table-cell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table:formula="of:=[.B16]*4" office:value-type="float" office:value="268435456" calcext:value-type="float">
            <text:p>268435456</text:p>
          </table:table-cell>
          <table:table-cell table:style-name="ce9" office:value-type="string" calcext:value-type="string">
            <text:p>Segmentation fault</text:p>
          </table:table-cell>
          <table:table-cell office:value-type="float" office:value="0.107620641" calcext:value-type="float">
            <text:p>0,107620641</text:p>
          </table:table-cell>
          <table:table-cell office:value-type="float" office:value="0.228787097" calcext:value-type="float">
            <text:p>0,228787097</text:p>
          </table:table-cell>
        </table:table-row>
        <table:table-row table:style-name="ro1" table:number-rows-repeated="5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style-name="ce11" office:value-type="string" calcext:value-type="string">
            <text:p>Atcgrid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Atcgrid vect. locales</text:p>
          </table:table-cell>
          <table:table-cell table:style-name="ce1" office:value-type="string" calcext:value-type="string">
            <text:p>Atcgrid vect. globales</text:p>
          </table:table-cell>
          <table:table-cell table:style-name="ce1" office:value-type="string" calcext:value-type="string">
            <text:p>Atcgrid vect. dinámicos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B25]*4" office:value-type="float" office:value="262144" calcext:value-type="float">
            <text:p>262144</text:p>
          </table:table-cell>
          <table:table-cell table:style-name="ce7" office:value-type="float" office:value="0.000464936" calcext:value-type="float">
            <text:p>0,000464936</text:p>
          </table:table-cell>
          <table:table-cell office:value-type="float" office:value="0.000558053" calcext:value-type="float">
            <text:p>0,000558053</text:p>
          </table:table-cell>
          <table:table-cell office:value-type="float" office:value="0.000338746" calcext:value-type="float">
            <text:p>0,000338746</text:p>
          </table:table-cell>
        </table:table-row>
        <table:table-row table:style-name="ro1">
          <table:table-cell/>
          <table:table-cell table:style-name="ce3" office:value-type="float" office:value="131072" calcext:value-type="float">
            <text:p>131072</text:p>
          </table:table-cell>
          <table:table-cell table:style-name="ce5" table:formula="of:=[.B26]*4" office:value-type="float" office:value="524288" calcext:value-type="float">
            <text:p>524288</text:p>
          </table:table-cell>
          <table:table-cell table:style-name="ce8" office:value-type="float" office:value="0.000953944" calcext:value-type="float">
            <text:p>0,000953944</text:p>
          </table:table-cell>
          <table:table-cell table:style-name="ce8" office:value-type="float" office:value="0.000709263" calcext:value-type="float">
            <text:p>0,000709263</text:p>
          </table:table-cell>
          <table:table-cell table:style-name="ce8" office:value-type="float" office:value="0.000779501" calcext:value-type="float">
            <text:p>0,000779501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[.B27]*4" office:value-type="float" office:value="1048576" calcext:value-type="float">
            <text:p>1048576</text:p>
          </table:table-cell>
          <table:table-cell table:style-name="ce7" office:value-type="float" office:value="0.001947317" calcext:value-type="float">
            <text:p>0,001947317</text:p>
          </table:table-cell>
          <table:table-cell office:value-type="float" office:value="0.001429279" calcext:value-type="float">
            <text:p>0,001429279</text:p>
          </table:table-cell>
          <table:table-cell office:value-type="float" office:value="0.001793606" calcext:value-type="float">
            <text:p>0,001793606</text:p>
          </table:table-cell>
        </table:table-row>
        <table:table-row table:style-name="ro1">
          <table:table-cell/>
          <table:table-cell table:style-name="ce3" office:value-type="float" office:value="524288" calcext:value-type="float">
            <text:p>524288</text:p>
          </table:table-cell>
          <table:table-cell table:style-name="ce5" table:formula="of:=[.B28]*4" office:value-type="float" office:value="2097152" calcext:value-type="float">
            <text:p>2097152</text:p>
          </table:table-cell>
          <table:table-cell table:style-name="ce8" office:value-type="string" calcext:value-type="string">
            <text:p>Segmentation fault</text:p>
          </table:table-cell>
          <table:table-cell table:style-name="ce8" office:value-type="float" office:value="0.002773627" calcext:value-type="float">
            <text:p>0,002773627</text:p>
          </table:table-cell>
          <table:table-cell table:style-name="ce8" office:value-type="float" office:value="0.003010333" calcext:value-type="float">
            <text:p>0,003010333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table:formula="of:=[.B29]*4" office:value-type="float" office:value="4194304" calcext:value-type="float">
            <text:p>4194304</text:p>
          </table:table-cell>
          <table:table-cell table:style-name="ce9" office:value-type="string" calcext:value-type="string">
            <text:p>Segmentation fault</text:p>
          </table:table-cell>
          <table:table-cell office:value-type="float" office:value="0.005495197" calcext:value-type="float">
            <text:p>0,005495197</text:p>
          </table:table-cell>
          <table:table-cell office:value-type="float" office:value="0.005590089" calcext:value-type="float">
            <text:p>0,005590089</text:p>
          </table:table-cell>
        </table:table-row>
        <table:table-row table:style-name="ro1">
          <table:table-cell/>
          <table:table-cell table:style-name="ce3" office:value-type="float" office:value="2097152" calcext:value-type="float">
            <text:p>2097152</text:p>
          </table:table-cell>
          <table:table-cell table:style-name="ce5" table:formula="of:=[.B30]*4" office:value-type="float" office:value="8388608" calcext:value-type="float">
            <text:p>8388608</text:p>
          </table:table-cell>
          <table:table-cell table:style-name="ce10" office:value-type="string" calcext:value-type="string">
            <text:p>Segmentation fault</text:p>
          </table:table-cell>
          <table:table-cell office:value-type="float" office:value="0.009719305" calcext:value-type="float">
            <text:p>0,009719305</text:p>
          </table:table-cell>
          <table:table-cell table:style-name="ce8" office:value-type="float" office:value="0.009586746" calcext:value-type="float">
            <text:p>0,009586746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table:formula="of:=[.B31]*4" office:value-type="float" office:value="16777216" calcext:value-type="float">
            <text:p>16777216</text:p>
          </table:table-cell>
          <table:table-cell table:style-name="ce9" office:value-type="string" calcext:value-type="string">
            <text:p>Segmentation fault</text:p>
          </table:table-cell>
          <table:table-cell table:style-name="ce8" office:value-type="float" office:value="0.019944515" calcext:value-type="float">
            <text:p>0,019944515</text:p>
          </table:table-cell>
          <table:table-cell office:value-type="float" office:value="0.019521349" calcext:value-type="float">
            <text:p>0,019521349</text:p>
          </table:table-cell>
        </table:table-row>
        <table:table-row table:style-name="ro1">
          <table:table-cell/>
          <table:table-cell table:style-name="ce3" office:value-type="float" office:value="8388608" calcext:value-type="float">
            <text:p>8388608</text:p>
          </table:table-cell>
          <table:table-cell table:style-name="ce5" table:formula="of:=[.B32]*4" office:value-type="float" office:value="33554432" calcext:value-type="float">
            <text:p>33554432</text:p>
          </table:table-cell>
          <table:table-cell table:style-name="ce10" office:value-type="string" calcext:value-type="string">
            <text:p>Segmentation fault</text:p>
          </table:table-cell>
          <table:table-cell office:value-type="float" office:value="0.036228609" calcext:value-type="float">
            <text:p>0,036228609</text:p>
          </table:table-cell>
          <table:table-cell table:style-name="ce8" office:value-type="float" office:value="0.034515235" calcext:value-type="float">
            <text:p>0,034515235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table:formula="of:=[.B33]*4" office:value-type="float" office:value="67108864" calcext:value-type="float">
            <text:p>67108864</text:p>
          </table:table-cell>
          <table:table-cell table:style-name="ce9" office:value-type="string" calcext:value-type="string">
            <text:p>Segmentation fault</text:p>
          </table:table-cell>
          <table:table-cell office:value-type="float" office:value="0.066454553" calcext:value-type="float">
            <text:p>0,066454553</text:p>
          </table:table-cell>
          <table:table-cell office:value-type="float" office:value="0.063983819" calcext:value-type="float">
            <text:p>0,063983819</text:p>
          </table:table-cell>
        </table:table-row>
        <table:table-row table:style-name="ro1">
          <table:table-cell/>
          <table:table-cell table:style-name="ce3" office:value-type="float" office:value="33554432" calcext:value-type="float">
            <text:p>33554432</text:p>
          </table:table-cell>
          <table:table-cell table:style-name="ce5" table:formula="of:=[.B34]*4" office:value-type="float" office:value="134217728" calcext:value-type="float">
            <text:p>134217728</text:p>
          </table:table-cell>
          <table:table-cell table:style-name="ce10" office:value-type="string" calcext:value-type="string">
            <text:p>Segmentation fault</text:p>
          </table:table-cell>
          <table:table-cell table:style-name="ce8" office:value-type="float" office:value="0.131416843" calcext:value-type="float">
            <text:p>0,131416843</text:p>
          </table:table-cell>
          <table:table-cell table:style-name="ce8" office:value-type="float" office:value="0.127243822" calcext:value-type="float">
            <text:p>0,127243822</text:p>
          </table:table-cell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table:formula="of:=[.B35]*4" office:value-type="float" office:value="268435456" calcext:value-type="float">
            <text:p>268435456</text:p>
          </table:table-cell>
          <table:table-cell table:style-name="ce9" office:value-type="string" calcext:value-type="string">
            <text:p>Segmentation fault</text:p>
          </table:table-cell>
          <table:table-cell office:value-type="float" office:value="0.132831234" calcext:value-type="float">
            <text:p>0,132831234</text:p>
          </table:table-cell>
          <table:table-cell office:value-type="float" office:value="0.249897756" calcext:value-type="float">
            <text:p>0,249897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03:11.3401825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44:25.320021403</meta:creation-date>
    <dc:date>2020-02-28T11:40:03.316466813</dc:date>
    <meta:editing-duration>PT31M</meta:editing-duration>
    <meta:editing-cycles>5</meta:editing-cycles>
    <meta:generator>LibreOffice/6.0.7.3$Linux_X86_64 LibreOffice_project/00m0$Build-3</meta:generator>
    <meta:document-statistic meta:table-count="1" meta:cell-count="1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12cm" svg:y="0.316cm" chart:style-name="ch2">
          <text:p>PC</text:p>
        </chart:title>
        <chart:legend svg:x="10.095cm" svg:y="3.719cm" style:legend-expansion="custom" chartooo:width="5.579cm" chartooo:height="1.594cm" style:legend-expansion-aspect-ratio="3.5" chart:style-name="ch3"/>
        <chart:plot-area chart:style-name="ch4" table:cell-range-address="Hoja1.C5:Hoja1.F16" chart:data-source-has-labels="both" svg:x="1.33cm" svg:y="1.075cm" svg:width="10.692cm" svg:height="7.092cm">
          <chartooo:coordinate-region svg:x="2.613cm" svg:y="1.274cm" svg:width="9.268cm" svg:height="5.183cm"/>
          <chart:axis chart:dimension="x" chart:name="primary-x" chart:style-name="ch5" chartooo:axis-type="auto">
            <chartooo:date-scale/>
            <chart:title svg:x="5.547cm" svg:y="8.347cm" chart:style-name="ch6">
              <text:p>Tamaño vector</text:p>
            </chart:title>
            <chart:categories table:cell-range-address="Hoja1.C6:Hoja1.C16"/>
          </chart:axis>
          <chart:axis chart:dimension="y" chart:name="primary-y" chart:style-name="ch7">
            <chart:title svg:x="0.45cm" svg:y="5.221cm" chart:style-name="ch8">
              <text:p>Tiempo</text:p>
            </chart:title>
            <chart:grid chart:style-name="ch9" chart:class="major"/>
          </chart:axis>
          <chart:series chart:style-name="ch10" chart:values-cell-range-address="Hoja1.D6:Hoja1.D16" chart:label-cell-address="Hoja1.D5:Hoja1.D5" chart:class="chart:line">
            <chart:data-point chart:repeated="11"/>
          </chart:series>
          <chart:series chart:style-name="ch11" chart:values-cell-range-address="Hoja1.E6:Hoja1.E16" chart:label-cell-address="Hoja1.E5:Hoja1.E5" chart:class="chart:line">
            <chart:data-point chart:repeated="11"/>
          </chart:series>
          <chart:series chart:style-name="ch12" chart:values-cell-range-address="Hoja1.F6:Hoja1.F16" chart:label-cell-address="Hoja1.F5:Hoja1.F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locales</text:p>
                <draw:g>
                  <svg:desc>Hoja1.D5:Hoja1.D5</svg:desc>
                </draw:g>
              </table:table-cell>
              <table:table-cell office:value-type="string">
                <text:p>Tiempo para vect. globales</text:p>
                <draw:g>
                  <svg:desc>Hoja1.E5:Hoja1.E5</svg:desc>
                </draw:g>
              </table:table-cell>
              <table:table-cell office:value-type="string">
                <text:p>Tiempo para vect. dinámicos</text:p>
                <draw:g>
                  <svg:desc>Hoja1.F5:Hoja1.F5</svg:desc>
                </draw:g>
              </table:table-cell>
            </table:table-row>
          </table:table-header-rows>
          <table:table-rows>
            <table:table-row>
              <table:table-cell office:value-type="float" office:value="262144">
                <text:p>262144</text:p>
                <draw:g>
                  <svg:desc>Hoja1.C6:Hoja1.C16</svg:desc>
                </draw:g>
              </table:table-cell>
              <table:table-cell office:value-type="float" office:value="0.000183868">
                <text:p>0.000183868</text:p>
                <draw:g>
                  <svg:desc>Hoja1.D6:Hoja1.D16</svg:desc>
                </draw:g>
              </table:table-cell>
              <table:table-cell office:value-type="float" office:value="0.000209362">
                <text:p>0.000209362</text:p>
                <draw:g>
                  <svg:desc>Hoja1.E6:Hoja1.E16</svg:desc>
                </draw:g>
              </table:table-cell>
              <table:table-cell office:value-type="float" office:value="0.000226991">
                <text:p>0.000226991</text:p>
                <draw:g>
                  <svg:desc>Hoja1.F6:Hoja1.F16</svg:desc>
                </draw:g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036879">
                <text:p>0.00036879</text:p>
              </table:table-cell>
              <table:table-cell office:value-type="float" office:value="0.000450346">
                <text:p>0.000450346</text:p>
              </table:table-cell>
              <table:table-cell office:value-type="float" office:value="0.00040236">
                <text:p>0.000402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1098819">
                <text:p>0.001098819</text:p>
              </table:table-cell>
              <table:table-cell office:value-type="float" office:value="0.00082307">
                <text:p>0.00082307</text:p>
              </table:table-cell>
              <table:table-cell office:value-type="float" office:value="0.000852985">
                <text:p>0.00085298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01982827">
                <text:p>0.001982827</text:p>
              </table:table-cell>
              <table:table-cell office:value-type="float" office:value="0.001669821">
                <text:p>0.00166982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41371">
                <text:p>0.00341371</text:p>
              </table:table-cell>
              <table:table-cell office:value-type="float" office:value="0.003473747">
                <text:p>0.00347374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6913366">
                <text:p>0.006913366</text:p>
              </table:table-cell>
              <table:table-cell office:value-type="float" office:value="0.00693757">
                <text:p>0.0069375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4329695">
                <text:p>0.014329695</text:p>
              </table:table-cell>
              <table:table-cell office:value-type="float" office:value="0.014257481">
                <text:p>0.01425748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6739439">
                <text:p>0.026739439</text:p>
              </table:table-cell>
              <table:table-cell office:value-type="float" office:value="0.028314613">
                <text:p>0.028314613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53540797">
                <text:p>0.053540797</text:p>
              </table:table-cell>
              <table:table-cell office:value-type="float" office:value="0.057988635">
                <text:p>0.05798863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110150686">
                <text:p>0.110150686</text:p>
              </table:table-cell>
              <table:table-cell office:value-type="float" office:value="0.111235242">
                <text:p>0.11123524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07620641">
                <text:p>0.107620641</text:p>
              </table:table-cell>
              <table:table-cell office:value-type="float" office:value="0.228787097">
                <text:p>0.228787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6cm" svg:y="0.316cm" chart:style-name="ch2">
          <text:p>Atcgrid</text:p>
        </chart:title>
        <chart:legend chart:legend-position="end" svg:x="11.031cm" svg:y="3.703cm" style:legend-expansion="high" chart:style-name="ch3"/>
        <chart:plot-area chart:style-name="ch4" table:cell-range-address="Hoja1.C24:Hoja1.F35" chart:data-source-has-labels="both" svg:x="0.977cm" svg:y="1.074cm" svg:width="11.347cm" svg:height="7.517cm">
          <chartooo:coordinate-region svg:x="2.26cm" svg:y="1.273cm" svg:width="9.923cm" svg:height="5.608cm"/>
          <chart:axis chart:dimension="x" chart:name="primary-x" chart:style-name="ch5" chartooo:axis-type="auto">
            <chartooo:date-scale/>
            <chart:categories table:cell-range-address="Hoja1.C25:Hoja1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D25:Hoja1.D35" chart:label-cell-address="Hoja1.D24:Hoja1.D24" chart:class="chart:line">
            <chart:data-point chart:repeated="11"/>
          </chart:series>
          <chart:series chart:style-name="ch9" chart:values-cell-range-address="Hoja1.E25:Hoja1.E35" chart:label-cell-address="Hoja1.E24:Hoja1.E24" chart:class="chart:line">
            <chart:data-point chart:repeated="11"/>
          </chart:series>
          <chart:series chart:style-name="ch10" chart:values-cell-range-address="Hoja1.F25:Hoja1.F35" chart:label-cell-address="Hoja1.F24:Hoja1.F2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cgrid vect. locales</text:p>
                <draw:g>
                  <svg:desc>Hoja1.D24:Hoja1.D24</svg:desc>
                </draw:g>
              </table:table-cell>
              <table:table-cell office:value-type="string">
                <text:p>Atcgrid vect. globales</text:p>
                <draw:g>
                  <svg:desc>Hoja1.E24:Hoja1.E24</svg:desc>
                </draw:g>
              </table:table-cell>
              <table:table-cell office:value-type="string">
                <text:p>Atcgrid vect. dinámicos</text:p>
                <draw:g>
                  <svg:desc>Hoja1.F24:Hoja1.F24</svg:desc>
                </draw:g>
              </table:table-cell>
            </table:table-row>
          </table:table-header-rows>
          <table:table-rows>
            <table:table-row>
              <table:table-cell office:value-type="float" office:value="262144">
                <text:p>262144</text:p>
                <draw:g>
                  <svg:desc>Hoja1.C25:Hoja1.C35</svg:desc>
                </draw:g>
              </table:table-cell>
              <table:table-cell office:value-type="float" office:value="0.000464936">
                <text:p>0.000464936</text:p>
                <draw:g>
                  <svg:desc>Hoja1.D25:Hoja1.D35</svg:desc>
                </draw:g>
              </table:table-cell>
              <table:table-cell office:value-type="float" office:value="0.000558053">
                <text:p>0.000558053</text:p>
                <draw:g>
                  <svg:desc>Hoja1.E25:Hoja1.E35</svg:desc>
                </draw:g>
              </table:table-cell>
              <table:table-cell office:value-type="float" office:value="0.000338746">
                <text:p>0.000338746</text:p>
                <draw:g>
                  <svg:desc>Hoja1.F25:Hoja1.F35</svg:desc>
                </draw:g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0953944">
                <text:p>0.000953944</text:p>
              </table:table-cell>
              <table:table-cell office:value-type="float" office:value="0.000709263">
                <text:p>0.000709263</text:p>
              </table:table-cell>
              <table:table-cell office:value-type="float" office:value="0.000779501">
                <text:p>0.00077950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1947317">
                <text:p>0.001947317</text:p>
              </table:table-cell>
              <table:table-cell office:value-type="float" office:value="0.001429279">
                <text:p>0.001429279</text:p>
              </table:table-cell>
              <table:table-cell office:value-type="float" office:value="0.001793606">
                <text:p>0.00179360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02773627">
                <text:p>0.002773627</text:p>
              </table:table-cell>
              <table:table-cell office:value-type="float" office:value="0.003010333">
                <text:p>0.00301033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5495197">
                <text:p>0.005495197</text:p>
              </table:table-cell>
              <table:table-cell office:value-type="float" office:value="0.005590089">
                <text:p>0.00559008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9719305">
                <text:p>0.009719305</text:p>
              </table:table-cell>
              <table:table-cell office:value-type="float" office:value="0.009586746">
                <text:p>0.00958674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9944515">
                <text:p>0.019944515</text:p>
              </table:table-cell>
              <table:table-cell office:value-type="float" office:value="0.019521349">
                <text:p>0.01952134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36228609">
                <text:p>0.036228609</text:p>
              </table:table-cell>
              <table:table-cell office:value-type="float" office:value="0.034515235">
                <text:p>0.03451523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66454553">
                <text:p>0.066454553</text:p>
              </table:table-cell>
              <table:table-cell office:value-type="float" office:value="0.063983819">
                <text:p>0.063983819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131416843">
                <text:p>0.131416843</text:p>
              </table:table-cell>
              <table:table-cell office:value-type="float" office:value="0.127243822">
                <text:p>0.12724382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32831234">
                <text:p>0.132831234</text:p>
              </table:table-cell>
              <table:table-cell office:value-type="float" office:value="0.249897756">
                <text:p>0.2498977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241cm" svg:height="10.739cm" xlink:href=".." xlink:type="simple" chart:class="chart:line" chart:column-mapping="2" chart:style-name="ch1">
        <chart:title svg:x="6.354cm" svg:y="0.35cm" chart:style-name="ch2">
          <text:p>Tiempos de Ejecución</text:p>
        </chart:title>
        <chart:legend svg:x="11.452cm" svg:y="4.516cm" style:legend-expansion="custom" chartooo:width="5.579cm" chartooo:height="3.088cm" style:legend-expansion-aspect-ratio="1.80667098445596" chart:style-name="ch3"/>
        <chart:plot-area chart:style-name="ch4" table:cell-range-address="Hoja1.C5:Hoja1.F16 Hoja1.D24:Hoja1.F35" chart:data-source-has-labels="both" svg:x="1.354cm" svg:y="1.143cm" svg:width="11.792cm" svg:height="8.199cm">
          <chartooo:coordinate-region svg:x="2.637cm" svg:y="1.342cm" svg:width="10.369cm" svg:height="6.291cm"/>
          <chart:axis chart:dimension="x" chart:name="primary-x" chart:style-name="ch5" chartooo:axis-type="auto">
            <chartooo:date-scale/>
            <chart:title svg:x="5.87cm" svg:y="9.556cm" chart:style-name="ch6">
              <text:p>Bytes de un vector</text:p>
            </chart:title>
            <chart:categories table:cell-range-address="Hoja1.C6:Hoja1.C16"/>
          </chart:axis>
          <chart:axis chart:dimension="y" chart:name="primary-y" chart:style-name="ch7">
            <chart:title svg:x="0.45cm" svg:y="5.842cm" chart:style-name="ch8">
              <text:p>Tiempo</text:p>
            </chart:title>
            <chart:grid chart:style-name="ch9" chart:class="major"/>
          </chart:axis>
          <chart:series chart:style-name="ch10" chart:values-cell-range-address="Hoja1.D6:Hoja1.D16" chart:label-cell-address="Hoja1.D5:Hoja1.D5" chart:class="chart:line">
            <chart:data-point chart:repeated="11"/>
          </chart:series>
          <chart:series chart:style-name="ch11" chart:values-cell-range-address="Hoja1.D25:Hoja1.D35" chart:label-cell-address="Hoja1.D24:Hoja1.D24" chart:class="chart:line">
            <chart:data-point chart:repeated="11"/>
          </chart:series>
          <chart:series chart:style-name="ch12" chart:values-cell-range-address="Hoja1.E25:Hoja1.E35" chart:label-cell-address="Hoja1.E24:Hoja1.E24" chart:class="chart:line">
            <chart:data-point chart:repeated="11"/>
          </chart:series>
          <chart:series chart:style-name="ch13" chart:values-cell-range-address="Hoja1.F25:Hoja1.F35" chart:label-cell-address="Hoja1.F24:Hoja1.F24" chart:class="chart:line">
            <chart:data-point chart:repeated="11"/>
          </chart:series>
          <chart:series chart:style-name="ch14" chart:values-cell-range-address="Hoja1.E6:Hoja1.E16" chart:label-cell-address="Hoja1.E5:Hoja1.E5" chart:class="chart:line">
            <chart:data-point chart:repeated="11"/>
          </chart:series>
          <chart:series chart:style-name="ch15" chart:values-cell-range-address="Hoja1.F6:Hoja1.F16" chart:label-cell-address="Hoja1.F5:Hoja1.F5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locales</text:p>
                <draw:g>
                  <svg:desc>Hoja1.D5:Hoja1.D5</svg:desc>
                </draw:g>
              </table:table-cell>
              <table:table-cell office:value-type="string">
                <text:p>Atcgrid vect. locales</text:p>
                <draw:g>
                  <svg:desc>Hoja1.D24:Hoja1.D24</svg:desc>
                </draw:g>
              </table:table-cell>
              <table:table-cell office:value-type="string">
                <text:p>Atcgrid vect. globales</text:p>
                <draw:g>
                  <svg:desc>Hoja1.E24:Hoja1.E24</svg:desc>
                </draw:g>
              </table:table-cell>
              <table:table-cell office:value-type="string">
                <text:p>Atcgrid vect. dinámicos</text:p>
                <draw:g>
                  <svg:desc>Hoja1.F24:Hoja1.F24</svg:desc>
                </draw:g>
              </table:table-cell>
              <table:table-cell office:value-type="string">
                <text:p>Tiempo para vect. globales</text:p>
                <draw:g>
                  <svg:desc>Hoja1.E5:Hoja1.E5</svg:desc>
                </draw:g>
              </table:table-cell>
              <table:table-cell office:value-type="string">
                <text:p>Tiempo para vect. dinámicos</text:p>
                <draw:g>
                  <svg:desc>Hoja1.F5:Hoja1.F5</svg:desc>
                </draw:g>
              </table:table-cell>
            </table:table-row>
          </table:table-header-rows>
          <table:table-rows>
            <table:table-row>
              <table:table-cell office:value-type="float" office:value="262144">
                <text:p>262144</text:p>
                <draw:g>
                  <svg:desc>Hoja1.C6:Hoja1.C16</svg:desc>
                </draw:g>
              </table:table-cell>
              <table:table-cell office:value-type="float" office:value="0.000183868">
                <text:p>0.000183868</text:p>
                <draw:g>
                  <svg:desc>Hoja1.D6:Hoja1.D16</svg:desc>
                </draw:g>
              </table:table-cell>
              <table:table-cell office:value-type="float" office:value="0.000464936">
                <text:p>0.000464936</text:p>
                <draw:g>
                  <svg:desc>Hoja1.D25:Hoja1.D35</svg:desc>
                </draw:g>
              </table:table-cell>
              <table:table-cell office:value-type="float" office:value="0.000558053">
                <text:p>0.000558053</text:p>
                <draw:g>
                  <svg:desc>Hoja1.E25:Hoja1.E35</svg:desc>
                </draw:g>
              </table:table-cell>
              <table:table-cell office:value-type="float" office:value="0.000338746">
                <text:p>0.000338746</text:p>
                <draw:g>
                  <svg:desc>Hoja1.F25:Hoja1.F35</svg:desc>
                </draw:g>
              </table:table-cell>
              <table:table-cell office:value-type="float" office:value="0.000209362">
                <text:p>0.000209362</text:p>
                <draw:g>
                  <svg:desc>Hoja1.E6:Hoja1.E16</svg:desc>
                </draw:g>
              </table:table-cell>
              <table:table-cell office:value-type="float" office:value="0.000226991">
                <text:p>0.000226991</text:p>
                <draw:g>
                  <svg:desc>Hoja1.F6:Hoja1.F16</svg:desc>
                </draw:g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036879">
                <text:p>0.00036879</text:p>
              </table:table-cell>
              <table:table-cell office:value-type="float" office:value="0.000953944">
                <text:p>0.000953944</text:p>
              </table:table-cell>
              <table:table-cell office:value-type="float" office:value="0.000709263">
                <text:p>0.000709263</text:p>
              </table:table-cell>
              <table:table-cell office:value-type="float" office:value="0.000779501">
                <text:p>0.000779501</text:p>
              </table:table-cell>
              <table:table-cell office:value-type="float" office:value="0.000450346">
                <text:p>0.000450346</text:p>
              </table:table-cell>
              <table:table-cell office:value-type="float" office:value="0.00040236">
                <text:p>0.000402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1098819">
                <text:p>0.001098819</text:p>
              </table:table-cell>
              <table:table-cell office:value-type="float" office:value="0.001947317">
                <text:p>0.001947317</text:p>
              </table:table-cell>
              <table:table-cell office:value-type="float" office:value="0.001429279">
                <text:p>0.001429279</text:p>
              </table:table-cell>
              <table:table-cell office:value-type="float" office:value="0.001793606">
                <text:p>0.001793606</text:p>
              </table:table-cell>
              <table:table-cell office:value-type="float" office:value="0.00082307">
                <text:p>0.00082307</text:p>
              </table:table-cell>
              <table:table-cell office:value-type="float" office:value="0.000852985">
                <text:p>0.00085298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3627">
                <text:p>0.002773627</text:p>
              </table:table-cell>
              <table:table-cell office:value-type="float" office:value="0.003010333">
                <text:p>0.003010333</text:p>
              </table:table-cell>
              <table:table-cell office:value-type="float" office:value="0.001982827">
                <text:p>0.001982827</text:p>
              </table:table-cell>
              <table:table-cell office:value-type="float" office:value="0.001669821">
                <text:p>0.00166982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5197">
                <text:p>0.005495197</text:p>
              </table:table-cell>
              <table:table-cell office:value-type="float" office:value="0.005590089">
                <text:p>0.005590089</text:p>
              </table:table-cell>
              <table:table-cell office:value-type="float" office:value="0.00341371">
                <text:p>0.00341371</text:p>
              </table:table-cell>
              <table:table-cell office:value-type="float" office:value="0.003473747">
                <text:p>0.00347374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19305">
                <text:p>0.009719305</text:p>
              </table:table-cell>
              <table:table-cell office:value-type="float" office:value="0.009586746">
                <text:p>0.009586746</text:p>
              </table:table-cell>
              <table:table-cell office:value-type="float" office:value="0.006913366">
                <text:p>0.006913366</text:p>
              </table:table-cell>
              <table:table-cell office:value-type="float" office:value="0.00693757">
                <text:p>0.0069375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44515">
                <text:p>0.019944515</text:p>
              </table:table-cell>
              <table:table-cell office:value-type="float" office:value="0.019521349">
                <text:p>0.019521349</text:p>
              </table:table-cell>
              <table:table-cell office:value-type="float" office:value="0.014329695">
                <text:p>0.014329695</text:p>
              </table:table-cell>
              <table:table-cell office:value-type="float" office:value="0.014257481">
                <text:p>0.01425748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228609">
                <text:p>0.036228609</text:p>
              </table:table-cell>
              <table:table-cell office:value-type="float" office:value="0.034515235">
                <text:p>0.034515235</text:p>
              </table:table-cell>
              <table:table-cell office:value-type="float" office:value="0.026739439">
                <text:p>0.026739439</text:p>
              </table:table-cell>
              <table:table-cell office:value-type="float" office:value="0.028314613">
                <text:p>0.028314613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454553">
                <text:p>0.066454553</text:p>
              </table:table-cell>
              <table:table-cell office:value-type="float" office:value="0.063983819">
                <text:p>0.063983819</text:p>
              </table:table-cell>
              <table:table-cell office:value-type="float" office:value="0.053540797">
                <text:p>0.053540797</text:p>
              </table:table-cell>
              <table:table-cell office:value-type="float" office:value="0.057988635">
                <text:p>0.05798863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416843">
                <text:p>0.131416843</text:p>
              </table:table-cell>
              <table:table-cell office:value-type="float" office:value="0.127243822">
                <text:p>0.127243822</text:p>
              </table:table-cell>
              <table:table-cell office:value-type="float" office:value="0.110150686">
                <text:p>0.110150686</text:p>
              </table:table-cell>
              <table:table-cell office:value-type="float" office:value="0.111235242">
                <text:p>0.11123524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831234">
                <text:p>0.132831234</text:p>
              </table:table-cell>
              <table:table-cell office:value-type="float" office:value="0.249897756">
                <text:p>0.249897756</text:p>
              </table:table-cell>
              <table:table-cell office:value-type="float" office:value="0.107620641">
                <text:p>0.107620641</text:p>
              </table:table-cell>
              <table:table-cell office:value-type="float" office:value="0.228787097">
                <text:p>0.228787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